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  <style:paragraph-properties style:writing-mode="lr-tb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58cm" fo:min-width="1.289cm" fo:padding-top="0.025cm" fo:padding-bottom="0.025cm" fo:padding-left="0.051cm" fo:padding-right="0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58cm" fo:min-width="1.306cm" fo:padding-top="0.025cm" fo:padding-bottom="0.025cm" fo:padding-left="0.051cm" fo:padding-right="0.051cm"/>
      <style:paragraph-properties style:writing-mode="lr-tb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  <style:paragraph-properties style:writing-mode="lr-tb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7cm" fo:min-width="0cm"/>
      <style:paragraph-properties style:writing-mode="lr-tb"/>
    </style:style>
    <style:style style:name="gr12" style:family="graphic" style:parent-style-name="objectwithoutfill">
      <style:graphic-properties svg:stroke-width="0.035cm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3" style:family="graphic" style:parent-style-name="objectwithoutfill">
      <style:graphic-properties svg:stroke-width="0.035cm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</style:style>
    <style:style style:name="gr14" style:family="graphic" style:parent-style-name="objectwithoutfill">
      <style:graphic-properties draw:stroke="dash" draw:stroke-dash="Fine_20_Dashed"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0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0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7cm" fo:min-width="0cm"/>
      <style:paragraph-properties style:writing-mode="lr-tb"/>
    </style:style>
    <style:style style:name="gr18" style:family="graphic" style:parent-style-name="objectwithoutfill">
      <style:graphic-properties svg:stroke-width="0.035cm" svg:stroke-color="#2a6099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32cm" fo:min-width="0cm"/>
      <style:paragraph-properties style:writing-mode="lr-tb"/>
    </style:style>
    <style:style style:name="gr20" style:family="graphic" style:parent-style-name="objectwithoutfill">
      <style:graphic-properties svg:stroke-width="0.035cm" svg:stroke-color="#2a6099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4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31cm" fo:min-width="0cm"/>
      <style:paragraph-properties style:writing-mode="lr-tb"/>
    </style:style>
    <style:style style:name="gr23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0.242cm" fo:min-width="0.2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4cm" fo:min-width="0cm"/>
      <style:paragraph-properties style:writing-mode="lr-tb"/>
    </style:style>
    <style:style style:name="gr25" style:family="graphic" style:parent-style-name="standard">
      <style:graphic-properties draw:stroke="none" svg:stroke-color="#2a6099" draw:fill="none" draw:fill-color="#ffffff" draw:textarea-horizontal-align="center" draw:auto-grow-height="true" draw:auto-grow-width="false" fo:min-height="0.551cm" fo:min-width="0cm"/>
      <style:paragraph-properties style:writing-mode="lr-tb"/>
    </style:style>
    <style:style style:name="gr26" style:family="graphic" style:parent-style-name="objectwithoutfill">
      <style:graphic-properties svg:stroke-width="0.035cm" draw:marker-start="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0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8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24cm" fo:min-width="0cm"/>
      <style:paragraph-properties style:writing-mode="lr-tb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0.40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1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IBM Plex Sans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  <style:text-properties style:font-name="IBM Plex Sans Light"/>
    </style:style>
    <style:style style:name="P3" style:family="paragraph">
      <loext:graphic-properties draw:fill="none" draw:fill-color="#ffffff"/>
      <style:paragraph-properties style:writing-mode="lr-tb"/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eeeeee"/>
      <style:paragraph-properties style:writing-mode="lr-tb"/>
      <style:text-properties style:font-name="IBM Plex Sans Light" fo:font-size="14pt" style:font-size-asian="14pt" style:font-size-complex="14pt"/>
    </style:style>
    <style:style style:name="P5" style:family="paragraph">
      <style:paragraph-properties fo:text-align="center"/>
      <style:text-properties style:font-name="IBM Plex Sans Light"/>
    </style:style>
    <style:style style:name="P6" style:family="paragraph">
      <style:text-properties style:font-name="IBM Plex Sans Ligh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 style:writing-mode="lr-tb"/>
      <style:text-properties style:font-name="IBM Plex Sans Light" fo:font-size="12pt"/>
    </style:style>
    <style:style style:name="P9" style:family="paragraph">
      <loext:graphic-properties draw:fill="none"/>
      <style:paragraph-properties style:writing-mode="lr-tb"/>
      <style:text-properties style:font-name="IBM Plex Sans Light" fo:font-size="10.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  <style:text-properties style:font-name="IBM Plex Sans Light"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IBM Plex Sans Light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ff"/>
      <style:paragraph-properties fo:text-align="start" style:writing-mode="lr-tb"/>
      <style:text-properties style:font-name="IBM Plex Sans Light" fo:font-size="10.5pt" style:font-size-asian="15pt" style:font-size-complex="15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style:writing-mode="lr-tb"/>
      <style:text-properties fo:font-size="10.5pt" style:font-size-asian="15pt" style:font-size-complex="15pt"/>
    </style:style>
    <style:style style:name="P15" style:family="paragraph">
      <style:text-properties fo:font-size="6pt" style:font-size-asian="6pt" style:font-size-complex="6pt"/>
    </style:style>
    <style:style style:name="P16" style:family="paragraph">
      <style:paragraph-properties fo:text-align="center" style:writing-mode="lr-tb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8" style:family="paragraph">
      <style:paragraph-properties fo:margin-left="0cm" fo:margin-right="0.102cm" fo:text-align="center" fo:text-indent="0cm" style:writing-mode="lr-tb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9" style:family="paragraph">
      <loext:graphic-properties draw:fill="solid" draw:fill-color="#ffffff"/>
      <style:paragraph-properties fo:margin-left="0cm" fo:margin-right="0.102cm" fo:text-align="center" fo:text-indent="0cm" style:writing-mode="lr-tb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0" style:family="paragraph">
      <style:text-properties fo:font-size="6pt"/>
    </style:style>
    <style:style style:name="P21" style:family="paragraph">
      <loext:graphic-properties draw:fill="none" draw:fill-color="#ffffff"/>
      <style:paragraph-properties style:writing-mode="lr-tb"/>
      <style:text-properties style:font-name="IBM Plex Sans Light" fo:font-size="6pt" fo:font-weight="normal" style:font-size-asian="8pt" style:font-weight-asian="normal" style:font-size-complex="8pt" style:font-weight-complex="normal"/>
    </style:style>
    <style:style style:name="P22" style:family="paragraph">
      <style:paragraph-properties fo:margin-left="0cm" fo:margin-right="0.102cm" fo:text-align="center" fo:text-indent="0cm" style:writing-mode="lr-tb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3" style:family="paragraph">
      <loext:graphic-properties draw:fill="solid" draw:fill-color="#ffffff"/>
      <style:paragraph-properties fo:margin-left="0cm" fo:margin-right="0.102cm" fo:text-align="center" fo:text-indent="0cm" style:writing-mode="lr-tb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style:font-name="IBM Plex San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IBM Plex Sans Light" fo:font-size="14pt" style:font-size-asian="14pt" style:font-size-complex="14pt"/>
    </style:style>
    <style:style style:name="T4" style:family="text">
      <style:text-properties style:font-name="IBM Plex Sans Light" fo:font-size="12pt"/>
    </style:style>
    <style:style style:name="T5" style:family="text">
      <style:text-properties style:font-name="IBM Plex Sans Light" fo:font-size="8pt" style:font-size-asian="8pt" style:font-size-complex="8pt"/>
    </style:style>
    <style:style style:name="T6" style:family="text">
      <style:text-properties style:font-name="IBM Plex Sans Light" fo:font-size="8pt" fo:font-style="italic" style:font-size-asian="8pt" style:font-style-asian="italic" style:font-size-complex="8pt" style:font-style-complex="italic"/>
    </style:style>
    <style:style style:name="T7" style:family="text">
      <style:text-properties style:font-name="IBM Plex Sans Light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IBM Plex Sans Light" fo:font-size="10.5pt" style:font-size-asian="15pt" style:font-size-complex="15pt"/>
    </style:style>
    <style:style style:name="T9" style:family="text">
      <style:text-properties style:font-name="IBM Plex Sans Light" fo:font-size="6pt" style:font-size-asian="6pt" style:font-size-complex="6pt"/>
    </style:style>
    <style:style style:name="T10" style:family="text"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style:font-name="IBM Plex Sans Ligh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76cm" svg:height="0.9cm" svg:x="1.566cm" svg:y="1.55cm">
          <draw:text-box>
            <text:p><text:span text:style-name="T1">T</text:span><text:span text:style-name="T1">S</text:span><text:span text:style-name="T1">S</text:span></text:p>
          </draw:text-box>
        </draw:frame>
        <draw:g>
          <draw:polyline draw:style-name="gr2" draw:text-style-name="P2" draw:layer="layout" svg:width="0.249cm" svg:height="0.499cm" svg:x="1.5cm" svg:y="12.6cm" svg:viewBox="0 0 250 500" draw:points="0,0 250,250 0,500">
            <text:p/>
          </draw:polyline>
          <draw:frame draw:style-name="gr3" draw:text-style-name="P3" draw:layer="layout" svg:width="1.391cm" svg:height="0.508cm" svg:x="1.859cm" svg:y="12.577cm">
            <draw:text-box>
              <text:p><text:span text:style-name="T2">piShlCl</text:span><text:span text:style-name="T2">k</text:span></text:p>
            </draw:text-box>
          </draw:frame>
        </draw:g>
        <draw:g>
          <draw:frame draw:style-name="gr4" draw:text-style-name="P3" draw:layer="layout" svg:width="1.408cm" svg:height="0.508cm" svg:x="1.845cm" svg:y="12.077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35cm" svg:x2="1.75cm" svg:y2="12.35cm">
            <text:p/>
          </draw:line>
        </draw:g>
        <draw:rect draw:style-name="gr6" draw:text-style-name="P4" draw:layer="layout" svg:width="10.261cm" svg:height="0.559cm" svg:x="6.588cm" svg:y="12.912cm">
          <text:p><text:span text:style-name="T3">NTS TOE <text:s/></text:span><text:span text:style-name="T3">Interface</text:span></text:p>
        </draw:rect>
        <draw:rect draw:style-name="gr6" draw:text-style-name="P4" draw:layer="layout" svg:width="8.712cm" svg:height="0.559cm" svg:x="9.077cm" svg:y="1.458cm">
          <text:p><text:span text:style-name="T3">TCP </text:span><text:span text:style-name="T3">Role </text:span><text:span text:style-name="T3">Inter</text:span><text:span text:style-name="T3">face</text:span></text:p>
        </draw:rect>
        <draw:rect draw:style-name="gr7" draw:text-style-name="P5" draw:layer="layout" svg:width="18cm" svg:height="11.988cm" svg:x="1.508cm" svg:y="1.457cm">
          <text:p/>
        </draw:rect>
        <draw:g>
          <draw:rect draw:style-name="gr8" draw:text-style-name="P6" draw:layer="layout" svg:width="1.014cm" svg:height="0.669cm" svg:x="2.589cm" svg:y="10.475cm" draw:corner-radius="0.25cm">
            <text:p/>
          </draw:rect>
          <draw:rect draw:style-name="gr8" draw:text-style-name="P6" draw:layer="layout" svg:width="1.015cm" svg:height="0.669cm" svg:x="3.958cm" svg:y="10.475cm" draw:corner-radius="0.25cm">
            <text:p/>
          </draw:rect>
          <draw:rect draw:style-name="gr8" draw:text-style-name="P6" draw:layer="layout" svg:width="1.014cm" svg:height="0.669cm" svg:x="5.326cm" svg:y="10.475cm" draw:corner-radius="0.25cm">
            <text:p/>
          </draw:rect>
          <draw:rect draw:style-name="gr9" draw:text-style-name="P8" draw:layer="layout" svg:width="3.849cm" svg:height="1.373cm" svg:x="2.561cm" svg:y="10.472cm" draw:corner-radius="0.25cm">
            <text:p text:style-name="P7"><text:span text:style-name="T4">p</text:span><text:span text:style-name="T4">T</text:span><text:span text:style-name="T4">c</text:span><text:span text:style-name="T4">p</text:span><text:span text:style-name="T4">L</text:span><text:span text:style-name="T4">s</text:span><text:span text:style-name="T4">n</text:span></text:p>
            <text:p text:style-name="P7"><text:span text:style-name="T5"><text:s text:c="4"/></text:span><text:span text:style-name="T5">O</text:span><text:span text:style-name="T5">p</text:span><text:span text:style-name="T5">e</text:span><text:span text:style-name="T5">n </text:span><text:span text:style-name="T5">T</text:span><text:span text:style-name="T5">C</text:span><text:span text:style-name="T5">P </text:span><text:span text:style-name="T6">P</text:span><text:span text:style-name="T6">or</text:span><text:span text:style-name="T6">ts</text:span></text:p>
          </draw:rect>
        </draw:g>
        <draw:line draw:style-name="gr10" draw:text-style-name="P9" draw:layer="layout" svg:x1="1.52cm" svg:y1="11.21cm" svg:x2="2.536cm" svg:y2="11.21cm">
          <text:p/>
        </draw:line>
        <draw:frame draw:style-name="gr11" draw:text-style-name="P10" draw:layer="layout" svg:width="1.519cm" svg:height="0.787cm" draw:transform="rotate (1.5707963267949) translate (6.309cm 12.531cm)">
          <draw:text-box>
            <text:p><text:span text:style-name="T7">soTOE_LsnReq</text:span></text:p>
          </draw:text-box>
        </draw:frame>
        <draw:polyline draw:style-name="gr12" draw:text-style-name="P2" draw:layer="layout" svg:width="1.345cm" svg:height="1.307cm" draw:transform="skewX (0.349589449174464) rotate (1.07529735215371) translate (5.9431736764586cm 11.8707375080018cm)" svg:viewBox="0 0 1346 1308" draw:points="982,0 1346,402 0,1308">
          <text:p/>
        </draw:polyline>
        <draw:frame draw:style-name="gr11" draw:text-style-name="P11" draw:layer="layout" svg:width="1.853cm" svg:height="0.787cm" draw:transform="rotate (1.5707963267949) translate (6.893cm 12.988cm)">
          <draw:text-box>
            <text:p><text:span text:style-name="T7">siTOE_LsnRe</text:span><text:span text:style-name="T7">p</text:span></text:p>
          </draw:text-box>
        </draw:frame>
        <draw:polyline draw:style-name="gr13" draw:text-style-name="P2" draw:layer="layout" svg:width="1.972cm" svg:height="2.288cm" draw:transform="skewX (-0.27384215963791) rotate (0.766897673326308) translate (5.38929243426133cm 11.7097139270303cm)" svg:viewBox="0 0 1973 2289" draw:points="1452,0 1973,688 0,2289">
          <text:p/>
        </draw:polyline>
        <draw:g>
          <draw:rect draw:style-name="gr8" draw:text-style-name="P6" draw:layer="layout" svg:width="1.014cm" svg:height="0.669cm" svg:x="2.614cm" svg:y="8.775cm" draw:corner-radius="0.25cm">
            <text:p/>
          </draw:rect>
          <draw:rect draw:style-name="gr8" draw:text-style-name="P6" draw:layer="layout" svg:width="1.015cm" svg:height="0.669cm" svg:x="3.983cm" svg:y="8.775cm" draw:corner-radius="0.25cm">
            <text:p/>
          </draw:rect>
          <draw:rect draw:style-name="gr8" draw:text-style-name="P6" draw:layer="layout" svg:width="1.014cm" svg:height="0.669cm" svg:x="5.351cm" svg:y="8.775cm" draw:corner-radius="0.25cm">
            <text:p/>
          </draw:rect>
          <draw:rect draw:style-name="gr9" draw:text-style-name="P8" draw:layer="layout" svg:width="3.849cm" svg:height="1.373cm" svg:x="2.586cm" svg:y="8.772cm" draw:corner-radius="0.25cm">
            <text:p text:style-name="P7"><text:span text:style-name="T4">pTcpC</text:span><text:span text:style-name="T4">ls</text:span></text:p>
            <text:p text:style-name="P7"><text:span text:style-name="T5"><text:s text:c="4"/></text:span><text:span text:style-name="T5">Close </text:span><text:span text:style-name="T5">TCP </text:span><text:span text:style-name="T6">Connecti</text:span><text:span text:style-name="T6">ons</text:span></text:p>
          </draw:rect>
        </draw:g>
        <draw:line draw:style-name="gr14" draw:text-style-name="P9" draw:layer="layout" svg:x1="1.534cm" svg:y1="9.432cm" svg:x2="2.55cm" svg:y2="9.432cm">
          <text:p/>
        </draw:line>
        <draw:frame draw:style-name="gr15" draw:text-style-name="P10" draw:layer="layout" svg:width="2.256cm" svg:height="0.356cm" draw:transform="rotate (1.5707963267949) translate (9.458cm 13.369cm)">
          <draw:text-box>
            <text:p><text:span text:style-name="T7">siTOE_Notif</text:span></text:p>
          </draw:text-box>
        </draw:frame>
        <draw:polyline draw:style-name="gr12" draw:text-style-name="P2" draw:layer="layout" svg:width="3.285cm" svg:height="3.552cm" draw:transform="skewX (-0.55082591192941) rotate (0.613832297926406) translate (4.43329369977116cm 11.2906144615306cm)" svg:viewBox="0 0 3286 3553" draw:points="2432,0 3286,1062 0,3553">
          <text:p/>
        </draw:polyline>
        <draw:polyline draw:style-name="gr13" draw:text-style-name="P2" draw:layer="layout" svg:width="4.233cm" svg:height="4.218cm" draw:transform="skewX (-0.690103186238558) rotate (0.534768882811062) translate (3.64972039483438cm 11.0568354331466cm)" svg:viewBox="0 0 4234 4219" draw:points="3237,0 4234,1213 0,4219">
          <text:p/>
        </draw:polyline>
        <draw:rect draw:style-name="gr9" draw:text-style-name="P12" draw:layer="layout" svg:width="2.565cm" svg:height="2.438cm" svg:x="10.118cm" svg:y="4.429cm" draw:corner-radius="0.25cm">
          <text:p text:style-name="P7"><text:span text:style-name="T8"><text:s/></text:span><text:span text:style-name="T8">pTcpR</text:span><text:span text:style-name="T8">Dp</text:span></text:p>
          <text:p text:style-name="P7"><text:span text:style-name="T9"><text:s text:c="5"/></text:span><text:span text:style-name="T9">TCP </text:span><text:span text:style-name="T9">Read Path</text:span></text:p>
        </draw:rect>
        <draw:line draw:style-name="gr12" draw:text-style-name="P13" draw:layer="layout" svg:x1="9.94cm" svg:y1="12.938cm" svg:x2="9.944cm" svg:y2="11.236cm">
          <text:p/>
        </draw:line>
        <draw:line draw:style-name="gr12" draw:text-style-name="P13" draw:layer="layout" svg:x1="11.083cm" svg:y1="9.915cm" svg:x2="11.083cm" svg:y2="6.867cm">
          <text:p/>
        </draw:line>
        <draw:polyline draw:style-name="gr13" draw:text-style-name="P14" draw:layer="layout" svg:width="8.762cm" svg:height="1.854cm" draw:transform="rotate (-0.230383461263251) translate (1.97283713668023cm 1.16133284228576cm)" svg:viewBox="0 0 8763 1855" draw:points="0,1817 7636,0 8071,1855 8763,1692">
          <text:p/>
        </draw:polyline>
        <draw:polyline draw:style-name="gr13" draw:text-style-name="P14" draw:layer="layout" svg:width="8.983cm" svg:height="2.376cm" draw:transform="rotate (-0.278030949842697) translate (2.1604313966597cm 6.28216501052189cm)" svg:viewBox="0 0 8984 2377" draw:points="0,2377 8328,0 8984,2296">
          <text:p/>
        </draw:polyline>
        <draw:frame draw:style-name="gr16" draw:text-style-name="P10" draw:layer="layout" svg:width="4.466cm" svg:height="0.355cm" svg:x="4.022cm" svg:y="8.239cm">
          <draw:text-box>
            <text:p><text:span text:style-name="T7">s</text:span><text:span text:style-name="T7">A</text:span><text:span text:style-name="T7">d</text:span><text:span text:style-name="T7">d</text:span><text:span text:style-name="T7">N</text:span><text:span text:style-name="T7">e</text:span><text:span text:style-name="T7">w</text:span><text:span text:style-name="T7">T</text:span><text:span text:style-name="T7">r</text:span><text:span text:style-name="T7">i</text:span><text:span text:style-name="T7">p</text:span><text:span text:style-name="T7">l</text:span><text:span text:style-name="T7">e</text:span></text:p>
          </draw:text-box>
        </draw:frame>
        <draw:polyline draw:style-name="gr12" draw:text-style-name="P14" draw:layer="layout" svg:width="8.844cm" svg:height="2.062cm" draw:transform="rotate (-0.256214334192768) translate (2.08088525797951cm 0.578041681520688cm)" svg:viewBox="0 0 8845 2063" draw:points="0,2063 7679,0 8206,2014 8845,1847">
          <text:p/>
        </draw:polyline>
        <draw:frame draw:style-name="gr17" draw:text-style-name="P10" draw:layer="layout" svg:width="4.466cm" svg:height="0.457cm" svg:x="3.54cm" svg:y="2.168cm">
          <draw:text-box>
            <text:p><text:span text:style-name="T7">sCacheInvalidation</text:span></text:p>
          </draw:text-box>
        </draw:frame>
        <draw:polyline draw:style-name="gr18" draw:text-style-name="P14" draw:layer="layout" svg:width="6.613cm" svg:height="1.06cm" draw:transform="rotate (-0.0450294947014537) translate (3.51075103986596cm 6.08627766465243cm)" svg:viewBox="0 0 6614 1061" draw:points="0,1061 4847,842 4813,81 6614,0">
          <text:p/>
        </draw:polyline>
        <draw:frame draw:style-name="gr19" draw:text-style-name="P10" draw:layer="layout" svg:width="4.466cm" svg:height="0.482cm" svg:x="3.54cm" svg:y="2.498cm">
          <draw:text-box>
            <text:p><text:span text:style-name="T7">sInternalEventF</text:span><text:span text:style-name="T7">ifo</text:span></text:p>
          </draw:text-box>
        </draw:frame>
        <draw:line draw:style-name="gr20" draw:text-style-name="P13" draw:layer="layout" svg:x1="10.961cm" svg:y1="4.403cm" svg:x2="10.956cm" svg:y2="2.6cm">
          <text:p/>
        </draw:line>
        <draw:line draw:style-name="gr20" draw:text-style-name="P13" draw:layer="layout" svg:x1="11.799cm" svg:y1="4.403cm" svg:x2="11.795cm" svg:y2="2.6cm">
          <text:p/>
        </draw:line>
        <draw:frame draw:style-name="gr21" draw:text-style-name="P10" draw:layer="layout" svg:width="1.977cm" svg:height="0.492cm" draw:transform="rotate (1.5707963267949) translate (10.296cm 4.632cm)">
          <draw:text-box>
            <text:p text:style-name="P15"><text:span text:style-name="T7">s</text:span><text:span text:style-name="T7">o</text:span><text:span text:style-name="T7">T</text:span><text:span text:style-name="T7">c</text:span><text:span text:style-name="T7">p</text:span><text:span text:style-name="T7">_</text:span><text:span text:style-name="T7">d</text:span><text:span text:style-name="T7">a</text:span><text:span text:style-name="T7">t</text:span><text:span text:style-name="T7">a</text:span></text:p>
          </draw:text-box>
        </draw:frame>
        <draw:frame draw:style-name="gr17" draw:text-style-name="P10" draw:layer="layout" svg:width="2.256cm" svg:height="0.457cm" draw:transform="rotate (1.5707963267949) translate (11.211cm 4.729cm)">
          <draw:text-box>
            <text:p text:style-name="P15"><text:span text:style-name="T7">soTcp_met</text:span><text:span text:style-name="T7">a</text:span></text:p>
          </draw:text-box>
        </draw:frame>
        <draw:frame draw:style-name="gr11" draw:text-style-name="P10" draw:layer="layout" svg:width="2.256cm" svg:height="0.787cm" draw:transform="rotate (1.5707963267949) translate (7.759cm 12.374cm)">
          <draw:text-box>
            <text:p><text:span text:style-name="T7">soTOE_ClsReq</text:span></text:p>
          </draw:text-box>
        </draw:frame>
        <draw:frame draw:style-name="gr22" draw:text-style-name="P10" draw:layer="layout" svg:width="2.256cm" svg:height="0.581cm" draw:transform="rotate (1.5707963267949) translate (8.343cm 12.352cm)">
          <draw:text-box>
            <text:p><text:span text:style-name="T7">siTOE_ClsRep</text:span></text:p>
          </draw:text-box>
        </draw:frame>
        <draw:custom-shape draw:style-name="gr23" draw:text-style-name="P17" draw:layer="layout" svg:width="0.716cm" svg:height="0.291cm" draw:transform="rotate (1.5707963267949) translate (11.672cm 3.773cm)">
          <text:p text:style-name="P16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9" draw:layer="layout" svg:width="0.716cm" svg:height="0.291cm" draw:transform="rotate (1.5707963267949) translate (10.822cm 3.794cm)">
          <text:p text:style-name="P18"><text:span text:style-name="T10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4" draw:text-style-name="P21" draw:layer="layout" svg:width="1.448cm" svg:height="0.374cm" draw:transform="rotate (1.5707963267949) translate (12.861cm 7.756cm)">
          <draw:text-box>
            <text:p text:style-name="P20"><text:span text:style-name="T11">s</text:span><text:span text:style-name="T11">o</text:span><text:span text:style-name="T11">W</text:span><text:span text:style-name="T11">B</text:span><text:span text:style-name="T11">u</text:span><text:span text:style-name="T11">_</text:span><text:span text:style-name="T11">D</text:span><text:span text:style-name="T11">a</text:span><text:span text:style-name="T11">t</text:span><text:span text:style-name="T11">a</text:span></text:p>
          </draw:text-box>
        </draw:frame>
        <draw:rect draw:style-name="gr9" draw:text-style-name="P12" draw:layer="layout" svg:width="2.565cm" svg:height="2.26cm" svg:x="12.963cm" svg:y="3.87cm" draw:corner-radius="0.25cm">
          <text:p text:style-name="P7"><text:span text:style-name="T8"><text:s/></text:span><text:span text:style-name="T8">p</text:span><text:span text:style-name="T8">T</text:span><text:span text:style-name="T8">c</text:span><text:span text:style-name="T8">p</text:span><text:span text:style-name="T8">W</text:span><text:span text:style-name="T8">R</text:span><text:span text:style-name="T8">p</text:span></text:p>
          <text:p text:style-name="P7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T</text:span><text:span text:style-name="T9">C</text:span><text:span text:style-name="T9">P</text:span><text:span text:style-name="T9"> </text:span><text:span text:style-name="T9">W</text:span><text:span text:style-name="T9">r</text:span><text:span text:style-name="T9">i</text:span><text:span text:style-name="T9">t</text:span><text:span text:style-name="T9">e</text:span><text:span text:style-name="T9"> </text:span><text:span text:style-name="T9">P</text:span><text:span text:style-name="T9">a</text:span><text:span text:style-name="T9">t</text:span><text:span text:style-name="T9">h</text:span></text:p>
        </draw:rect>
        <draw:line draw:style-name="gr18" draw:text-style-name="P13" draw:layer="layout" svg:x1="13.217cm" svg:y1="9.305cm" svg:x2="13.192cm" svg:y2="6.156cm">
          <text:p/>
        </draw:line>
        <draw:line draw:style-name="gr18" draw:text-style-name="P13" draw:layer="layout" svg:x1="13.446cm" svg:y1="3.844cm" svg:x2="13.448cm" svg:y2="2.025cm">
          <text:p/>
        </draw:line>
        <draw:line draw:style-name="gr18" draw:text-style-name="P13" draw:layer="layout" svg:x1="14.309cm" svg:y1="3.87cm" svg:x2="14.286cm" svg:y2="2.025cm">
          <text:p/>
        </draw:line>
        <draw:frame draw:style-name="gr21" draw:text-style-name="P10" draw:layer="layout" svg:width="1.321cm" svg:height="0.492cm" draw:transform="rotate (1.5707963267949) translate (13.014cm 3.362cm)">
          <draw:text-box>
            <text:p text:style-name="P15"><text:span text:style-name="T7">siTcp_data</text:span></text:p>
          </draw:text-box>
        </draw:frame>
        <draw:frame draw:style-name="gr17" draw:text-style-name="P10" draw:layer="layout" svg:width="1.367cm" svg:height="0.457cm" draw:transform="rotate (1.5707963267949) translate (13.827cm 3.387cm)">
          <draw:text-box>
            <text:p text:style-name="P15"><text:span text:style-name="T7">siTcp_meta</text:span></text:p>
          </draw:text-box>
        </draw:frame>
        <draw:line draw:style-name="gr18" draw:text-style-name="P13" draw:layer="layout" svg:x1="13.75cm" svg:y1="9.305cm" svg:x2="13.725cm" svg:y2="6.13cm">
          <text:p/>
        </draw:line>
        <draw:line draw:style-name="gr18" draw:text-style-name="P13" draw:layer="layout" svg:x1="14.338cm" svg:y1="9.305cm" svg:x2="14.338cm" svg:y2="6.13cm">
          <text:p/>
        </draw:line>
        <draw:frame draw:style-name="gr25" draw:text-style-name="P21" draw:layer="layout" svg:width="1.575cm" svg:height="0.601cm" draw:transform="rotate (1.5707963267949) translate (13.256cm 7.908cm)">
          <draw:text-box>
            <text:p text:style-name="P20"><text:span text:style-name="T11">soWBu_Ses</text:span><text:span text:style-name="T11">sId</text:span></text:p>
          </draw:text-box>
        </draw:frame>
        <draw:frame draw:style-name="gr24" draw:text-style-name="P11" draw:layer="layout" svg:width="1.474cm" svg:height="0.374cm" draw:transform="rotate (1.5707963267949) translate (14.033cm 7.782cm)">
          <draw:text-box>
            <text:p><text:span text:style-name="T7">soWBu_Len</text:span></text:p>
          </draw:text-box>
        </draw:frame>
        <draw:custom-shape draw:style-name="gr23" draw:text-style-name="P19" draw:layer="layout" svg:width="0.716cm" svg:height="0.291cm" draw:transform="rotate (1.5707963267949) translate (13.028cm 8.701cm)">
          <text:p text:style-name="P18"><text:span text:style-name="T10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7" draw:layer="layout" svg:width="0.716cm" svg:height="0.291cm" draw:transform="rotate (1.5707963267949) translate (13.598cm 8.696cm)">
          <text:p text:style-name="P16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7" draw:layer="layout" svg:width="0.716cm" svg:height="0.291cm" draw:transform="rotate (1.5707963267949) translate (14.185cm 8.701cm)">
          <text:p text:style-name="P16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6" draw:text-style-name="P14" draw:layer="layout" svg:x1="15.528cm" svg:y1="4.302cm" svg:x2="19.491cm" svg:y2="4.302cm">
          <text:p/>
        </draw:line>
        <draw:frame draw:style-name="gr27" draw:text-style-name="P10" draw:layer="layout" svg:width="1.397cm" svg:height="0.351cm" svg:x="16.468cm" svg:y="2.219cm">
          <draw:text-box>
            <text:p text:style-name="P15"><text:span text:style-name="T7">siFmc_data</text:span></text:p>
          </draw:text-box>
        </draw:frame>
        <draw:line draw:style-name="gr13" draw:text-style-name="P14" draw:layer="layout" svg:x1="15.503cm" svg:y1="4.683cm" svg:x2="19.465cm" svg:y2="4.683cm">
          <text:p/>
        </draw:line>
        <draw:frame draw:style-name="gr28" draw:text-style-name="P10" draw:layer="layout" svg:width="2.341cm" svg:height="0.432cm" svg:x="17.103cm" svg:y="10.659cm">
          <draw:text-box>
            <text:p text:style-name="P15"><text:span text:style-name="T7">sAddNewTriple</text:span></text:p>
          </draw:text-box>
        </draw:frame>
        <draw:frame draw:style-name="gr29" draw:text-style-name="P10" draw:layer="layout" svg:width="2.468cm" svg:height="0.326cm" svg:x="16.413cm" svg:y="4.81cm">
          <draw:text-box>
            <text:p text:style-name="P15"><text:span text:style-name="T7">sCacheInvalidation</text:span></text:p>
          </draw:text-box>
        </draw:frame>
        <draw:rect draw:style-name="gr9" draw:text-style-name="P12" draw:layer="layout" svg:width="2.717cm" svg:height="1.321cm" svg:x="9.001cm" svg:y="9.915cm" draw:corner-radius="0.25cm">
          <text:p text:style-name="P7"><text:span text:style-name="T8"><text:s/></text:span><text:span text:style-name="T8">p</text:span><text:span text:style-name="T8">T</text:span><text:span text:style-name="T8">c</text:span><text:span text:style-name="T8">p</text:span><text:span text:style-name="T8">R</text:span><text:span text:style-name="T8">R</text:span><text:span text:style-name="T8">h</text:span></text:p>
          <text:p text:style-name="P7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T</text:span><text:span text:style-name="T9">C</text:span><text:span text:style-name="T9">P</text:span><text:span text:style-name="T9"> </text:span><text:span text:style-name="T9">R</text:span><text:span text:style-name="T9">e</text:span><text:span text:style-name="T9">a</text:span><text:span text:style-name="T9">d</text:span><text:span text:style-name="T9"> </text:span><text:span text:style-name="T9">R</text:span><text:span text:style-name="T9">e</text:span><text:span text:style-name="T9">q</text:span><text:span text:style-name="T9">u</text:span><text:span text:style-name="T9">e</text:span><text:span text:style-name="T9">s</text:span><text:span text:style-name="T9">t</text:span><text:span text:style-name="T9"> </text:span><text:span text:style-name="T9">N</text:span><text:span text:style-name="T9">o</text:span><text:span text:style-name="T9">t</text:span><text:span text:style-name="T9">i</text:span><text:span text:style-name="T9">f</text:span></text:p>
        </draw:rect>
        <draw:custom-shape draw:style-name="gr30" draw:text-style-name="P23" draw:layer="layout" svg:width="0.965cm" svg:height="0.291cm" draw:transform="rotate (1.5707963267949) translate (9.776cm 12.734cm)">
          <text:p text:style-name="P22"><text:span text:style-name="T10">1024 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3" draw:text-style-name="P13" draw:layer="layout" svg:x1="10.931cm" svg:y1="12.912cm" svg:x2="10.906cm" svg:y2="11.261cm">
          <text:p/>
        </draw:line>
        <draw:frame draw:style-name="gr15" draw:text-style-name="P10" draw:layer="layout" svg:width="1.55cm" svg:height="0.356cm" draw:transform="rotate (1.5707963267949) translate (10.601cm 12.633cm)">
          <draw:text-box>
            <text:p><text:span text:style-name="T7">soTOE_DReq</text:span></text:p>
          </draw:text-box>
        </draw:frame>
        <draw:line draw:style-name="gr20" draw:text-style-name="P13" draw:layer="layout" svg:x1="11.922cm" svg:y1="12.912cm" svg:x2="11.896cm" svg:y2="6.892cm">
          <text:p/>
        </draw:line>
        <draw:polyline draw:style-name="gr13" draw:text-style-name="P14" draw:layer="layout" svg:width="9.071cm" svg:height="2.439cm" draw:transform="rotate (-0.278030949842697) translate (2.20168192082955cm 5.68872669940419cm)" svg:viewBox="0 0 9072 2440" draw:points="0,2440 8549,0 9072,1832">
          <text:p/>
        </draw:polyline>
        <draw:frame draw:style-name="gr16" draw:text-style-name="P10" draw:layer="layout" svg:width="4.466cm" svg:height="0.355cm" svg:x="4.001cm" svg:y="7.68cm">
          <draw:text-box>
            <text:p><text:span text:style-name="T7">s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E</text:span><text:span text:style-name="T7">n</text:span><text:span text:style-name="T7">t</text:span><text:span text:style-name="T7">r</text:span><text:span text:style-name="T7">y</text:span><text:span text:style-name="T7">B</text:span><text:span text:style-name="T7">y</text:span><text:span text:style-name="T7">S</text:span><text:span text:style-name="T7">i</text:span><text:span text:style-name="T7">d</text:span></text:p>
          </draw:text-box>
        </draw:frame>
        <draw:frame draw:style-name="gr15" draw:text-style-name="P10" draw:layer="layout" svg:width="2.256cm" svg:height="0.356cm" draw:transform="rotate (1.5707963267949) translate (10.702cm 9.737cm)">
          <draw:text-box>
            <text:p><text:span text:style-name="T7">s</text:span><text:span text:style-name="T7">R</text:span><text:span text:style-name="T7">D</text:span><text:span text:style-name="T7">p</text:span><text:span text:style-name="T7">_</text:span><text:span text:style-name="T7">R</text:span><text:span text:style-name="T7">e</text:span><text:span text:style-name="T7">q</text:span><text:span text:style-name="T7">N</text:span><text:span text:style-name="T7">o</text:span><text:span text:style-name="T7">t</text:span><text:span text:style-name="T7">i</text:span><text:span text:style-name="T7">f</text:span></text:p>
          </draw:text-box>
        </draw:frame>
        <draw:frame draw:style-name="gr15" draw:text-style-name="P10" draw:layer="layout" svg:width="2.256cm" svg:height="0.356cm" draw:transform="rotate (1.5707963267949) translate (11.541cm 9.783cm)">
          <draw:text-box>
            <text:p><text:span text:style-name="T7">s</text:span><text:span text:style-name="T7">i</text:span><text:span text:style-name="T7">T</text:span><text:span text:style-name="T7">O</text:span><text:span text:style-name="T7">E</text:span><text:span text:style-name="T7">_</text:span><text:span text:style-name="T7">D</text:span><text:span text:style-name="T7">a</text:span><text:span text:style-name="T7">t</text:span><text:span text:style-name="T7">a</text:span></text:p>
          </draw:text-box>
        </draw:frame>
        <draw:line draw:style-name="gr20" draw:text-style-name="P13" draw:layer="layout" svg:x1="12.404cm" svg:y1="12.912cm" svg:x2="12.379cm" svg:y2="6.867cm">
          <text:p/>
        </draw:line>
        <draw:frame draw:style-name="gr15" draw:text-style-name="P10" draw:layer="layout" svg:width="2.256cm" svg:height="0.356cm" draw:transform="rotate (1.5707963267949) translate (12.041cm 9.783cm)">
          <draw:text-box>
            <text:p><text:span text:style-name="T7">siTOE_Sess</text:span><text:span text:style-name="T7">Id</text:span></text:p>
          </draw:text-box>
        </draw:frame>
        <draw:rect draw:style-name="gr9" draw:text-style-name="P12" draw:layer="layout" svg:width="3.072cm" svg:height="0.559cm" svg:x="9.65cm" svg:y="2.045cm" draw:corner-radius="0.25cm">
          <text:p text:style-name="P7"><text:span text:style-name="T8"><text:s/></text:span><text:span text:style-name="T8">pRoleTcpRxDeq</text:span></text:p>
          <text:p text:style-name="P7"><text:span text:style-name="T9"/></text:p>
        </draw:rect>
        <draw:polyline draw:style-name="gr13" draw:text-style-name="P13" draw:layer="layout" svg:width="7.313cm" svg:height="0.253cm" draw:transform="rotate (1.57428698529889) translate (9.6978817092974cm 9.91484515570307cm)" svg:viewBox="0 0 7314 254" draw:points="0,242 3403,254 3404,0 6629,11 6628,240 7314,243">
          <text:p/>
        </draw:polyline>
        <draw:frame draw:style-name="gr21" draw:text-style-name="P11" draw:layer="layout" svg:width="1.977cm" svg:height="0.492cm" draw:transform="rotate (1.5707963267949) translate (9.559cm 8.234cm)">
          <draw:text-box>
            <text:p><text:span text:style-name="T7">s</text:span><text:span text:style-name="T7">R</text:span><text:span text:style-name="T7">o</text:span><text:span text:style-name="T7">l</text:span><text:span text:style-name="T7">e</text:span><text:span text:style-name="T7">W</text:span><text:span text:style-name="T7">r</text:span><text:span text:style-name="T7">i</text:span><text:span text:style-name="T7">t</text:span><text:span text:style-name="T7">e</text:span><text:span text:style-name="T7">C</text:span><text:span text:style-name="T7">n</text:span><text:span text:style-name="T7">t</text:span></text:p>
          </draw:text-box>
        </draw:frame>
        <draw:rect draw:style-name="gr6" draw:text-style-name="P4" draw:layer="layout" svg:width="1.981cm" svg:height="1.372cm" draw:transform="rotate (1.5707963267949) translate (1.558cm 7.527cm)">
          <text:p><text:span text:style-name="T3">FMC </text:span><text:span text:style-name="T3"><text:line-break/></text:span><text:span text:style-name="T3">TCP RX</text:span></text:p>
        </draw:rect>
        <draw:rect draw:style-name="gr6" draw:text-style-name="P4" draw:layer="layout" svg:width="1.981cm" svg:height="1.398cm" draw:transform="rotate (-1.5707963267949) translate (19.492cm 2.048cm)">
          <text:p><text:span text:style-name="T3">F</text:span><text:span text:style-name="T3">M</text:span><text:span text:style-name="T3">C</text:span><text:span text:style-name="T3"> </text:span><text:span text:style-name="T3"><text:line-break/></text:span><text:span text:style-name="T3">T</text:span><text:span text:style-name="T3">C</text:span><text:span text:style-name="T3">P</text:span><text:span text:style-name="T3"> </text:span><text:span text:style-name="T3">T</text:span><text:span text:style-name="T3">X</text:span></text:p>
        </draw:rect>
        <draw:rect draw:style-name="gr9" draw:text-style-name="P12" draw:layer="layout" svg:width="2.373cm" svg:height="0.559cm" draw:transform="rotate (1.5707963267949) translate (2.904cm 7.792cm)" draw:corner-radius="0.25cm">
          <text:p text:style-name="P7"><text:span text:style-name="T8"><text:s/></text:span><text:span text:style-name="T8">pFmc</text:span><text:span text:style-name="T8">RxDeq</text:span></text:p>
          <text:p text:style-name="P7"><text:span text:style-name="T9"/></text:p>
        </draw:rect>
        <draw:polyline draw:style-name="gr13" draw:text-style-name="P13" draw:layer="layout" svg:width="6.48cm" svg:height="2.845cm" draw:transform="skewX (1.00973699160302E-016) rotate (2.65132966670459) translate (9.18151342311477cm 10.528585577601cm)" svg:viewBox="0 0 6481 2846" draw:points="0,696 1148,2846 6481,0">
          <text:p/>
        </draw:polyline>
        <draw:frame draw:style-name="gr16" draw:text-style-name="P10" draw:layer="layout" svg:width="4.466cm" svg:height="0.355cm" svg:x="3.971cm" svg:y="7.172cm">
          <draw:text-box>
            <text:p><text:span text:style-name="T7">sFmcWriteCnt</text:span></text:p>
          </draw:text-box>
        </draw:frame>
        <draw:polyline draw:style-name="gr18" draw:text-style-name="P14" draw:layer="layout" svg:width="6.576cm" svg:height="0.933cm" draw:transform="rotate (-0.0759218224617533) translate (3.55980934934602cm 5.75813133173992cm)" svg:viewBox="0 0 6577 934" draw:points="0,934 4582,560 4551,154 6577,0">
          <text:p/>
        </draw:polyline>
        <draw:frame draw:style-name="gr16" draw:text-style-name="P10" draw:layer="layout" svg:width="4.466cm" svg:height="0.355cm" svg:x="3.95cm" svg:y="6.765cm">
          <draw:text-box>
            <text:p><text:span text:style-name="T7">soFMC_SessId</text:span></text:p>
          </draw:text-box>
        </draw:frame>
        <draw:frame draw:style-name="gr16" draw:text-style-name="P10" draw:layer="layout" svg:width="4.466cm" svg:height="0.355cm" svg:x="3.9cm" svg:y="6.334cm">
          <draw:text-box>
            <text:p><text:span text:style-name="T7">s</text:span><text:span text:style-name="T7">o</text:span><text:span text:style-name="T7">F</text:span><text:span text:style-name="T7">M</text:span><text:span text:style-name="T7">C</text:span><text:span text:style-name="T7">_</text:span><text:span text:style-name="T7">d</text:span><text:span text:style-name="T7">a</text:span><text:span text:style-name="T7">t</text:span><text:span text:style-name="T7">a</text:span></text:p>
          </draw:text-box>
        </draw:frame>
        <draw:polyline draw:style-name="gr12" draw:text-style-name="P14" draw:layer="layout" svg:width="8.773cm" svg:height="1.981cm" draw:transform="rotate (-0.256214334192768) translate (2.06029491101709cm 1.368639181972cm)" svg:viewBox="0 0 8774 1982" draw:points="0,1982 7463,0 7914,1720 8774,1495">
          <text:p/>
        </draw:polyline>
        <draw:frame draw:style-name="gr16" draw:text-style-name="P10" draw:layer="layout" svg:width="4.466cm" svg:height="0.355cm" svg:x="3.544cm" svg:y="2.981cm">
          <draw:text-box>
            <text:p><text:span text:style-name="T7">sConfigUpdate</text:span></text:p>
          </draw:text-box>
        </draw:frame>
        <draw:polyline draw:style-name="gr13" draw:text-style-name="P14" draw:layer="layout" svg:width="8.684cm" svg:height="1.716cm" draw:transform="rotate (-0.230383461263251) translate (1.95901667293964cm 1.99162838594127cm)" svg:viewBox="0 0 8685 1717" draw:points="0,1717 7337,0 7696,1532 8685,1300">
          <text:p/>
        </draw:polyline>
        <draw:frame draw:style-name="gr16" draw:text-style-name="P10" draw:layer="layout" svg:width="4.466cm" svg:height="0.355cm" svg:x="3.544cm" svg:y="3.337cm">
          <draw:text-box>
            <text:p><text:span text:style-name="T7">s</text:span><text:span text:style-name="T7">G</text:span><text:span text:style-name="T7">e</text:span><text:span text:style-name="T7">t</text:span><text:span text:style-name="T7">N</text:span><text:span text:style-name="T7">i</text:span><text:span text:style-name="T7">d</text:span><text:span text:style-name="T7">R</text:span><text:span text:style-name="T7">e</text:span><text:span text:style-name="T7">q</text:span></text:p>
          </draw:text-box>
        </draw:frame>
        <draw:polyline draw:style-name="gr12" draw:text-style-name="P14" draw:layer="layout" svg:width="8.746cm" svg:height="1.885cm" draw:transform="rotate (-0.256214334192767) translate (2.01093895465612cm 2.12161077174496cm)" svg:viewBox="0 0 8747 1886" draw:points="0,1886 7199,0 7592,1498 8747,1196">
          <text:p/>
        </draw:polyline>
        <draw:frame draw:style-name="gr16" draw:text-style-name="P10" draw:layer="layout" svg:width="4.466cm" svg:height="0.355cm" svg:x="3.544cm" svg:y="3.638cm">
          <draw:text-box>
            <text:p><text:span text:style-name="T7">sGetNidRep</text:span></text:p>
          </draw:text-box>
        </draw:frame>
        <draw:polyline draw:style-name="gr12" draw:text-style-name="P14" draw:layer="layout" svg:width="8.682cm" svg:height="1.806cm" draw:transform="rotate (-0.256214334192767) translate (1.96592935725775cm 2.90899143416987cm)" svg:viewBox="0 0 8683 1807" draw:points="0,1807 6799,0 7134,1278 8683,872">
          <text:p/>
        </draw:polyline>
        <draw:polyline draw:style-name="gr13" draw:text-style-name="P14" draw:layer="layout" svg:width="8.677cm" svg:height="1.643cm" draw:transform="rotate (-0.230383461263251) translate (1.90850072804766cm 2.72304447632033cm)" svg:viewBox="0 0 8678 1644" draw:points="0,1644 7024,0 7343,1360 8678,1047">
          <text:p/>
        </draw:polyline>
        <draw:frame draw:style-name="gr16" draw:text-style-name="P10" draw:layer="layout" svg:width="4.466cm" svg:height="0.355cm" svg:x="3.54cm" svg:y="3.997cm">
          <draw:text-box>
            <text:p><text:span text:style-name="T7">sGetTripleFrom</text:span><text:span text:style-name="T7">Sid_Req</text:span></text:p>
          </draw:text-box>
        </draw:frame>
        <draw:frame draw:style-name="gr16" draw:text-style-name="P10" draw:layer="layout" svg:width="4.466cm" svg:height="0.355cm" svg:x="3.54cm" svg:y="4.298cm">
          <draw:text-box>
            <text:p><text:span text:style-name="T7">sGetTripleFromS</text:span><text:span text:style-name="T7">id_Rep</text:span></text:p>
          </draw:text-box>
        </draw:frame>
        <draw:polyline draw:style-name="gr13" draw:text-style-name="P14" draw:layer="layout" svg:width="8.607cm" svg:height="1.552cm" draw:transform="rotate (-0.230383461263251) translate (1.89767620295649cm 3.532830292119cm)" svg:viewBox="0 0 8608 1553" draw:points="0,1553 6591,0 6852,1113 8608,701">
          <text:p/>
        </draw:polyline>
        <draw:frame draw:style-name="gr16" draw:text-style-name="P10" draw:layer="layout" svg:width="4.466cm" svg:height="0.355cm" svg:x="3.54cm" svg:y="4.699cm">
          <draw:text-box>
            <text:p><text:span text:style-name="T7">sMarkTriple</text:span><text:span text:style-name="T7">AsPrivileged</text:span></text:p>
          </draw:text-box>
        </draw:frame>
        <draw:custom-shape draw:style-name="gr23" draw:text-style-name="P19" draw:layer="layout" svg:width="0.716cm" svg:height="0.291cm" svg:x="4.28cm" svg:y="6.521cm">
          <text:p text:style-name="P18"><text:span text:style-name="T10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7" draw:layer="layout" svg:width="0.716cm" svg:height="0.291cm" svg:x="4.297cm" svg:y="6.982cm">
          <text:p text:style-name="P16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12" draw:layer="layout" svg:width="2.337cm" svg:height="1.447cm" svg:x="12.734cm" svg:y="9.305cm" draw:corner-radius="0.25cm">
          <text:p text:style-name="P7"><text:span text:style-name="T8"><text:s/></text:span><text:span text:style-name="T8">p</text:span><text:span text:style-name="T8">T</text:span><text:span text:style-name="T8">c</text:span><text:span text:style-name="T8">p</text:span><text:span text:style-name="T8">W</text:span><text:span text:style-name="T8">B</text:span><text:span text:style-name="T8">u</text:span></text:p>
          <text:p text:style-name="P7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T</text:span><text:span text:style-name="T9">C</text:span><text:span text:style-name="T9">P</text:span><text:span text:style-name="T9"> </text:span><text:span text:style-name="T9">W</text:span><text:span text:style-name="T9">r</text:span><text:span text:style-name="T9">i</text:span><text:span text:style-name="T9">t</text:span><text:span text:style-name="T9">e</text:span><text:span text:style-name="T9"> </text:span><text:span text:style-name="T9">B</text:span><text:span text:style-name="T9">u</text:span><text:span text:style-name="T9">f</text:span><text:span text:style-name="T9">f</text:span><text:span text:style-name="T9">e</text:span><text:span text:style-name="T9">r</text:span></text:p>
        </draw:rect>
        <draw:polyline draw:style-name="gr18" draw:text-style-name="P13" draw:layer="layout" svg:width="3.508cm" svg:height="1.417cm" draw:transform="rotate (0.451342144565734) translate (14.3178399061703cm 2.78655111793041cm)" svg:viewBox="0 0 3509 1418" draw:points="0,1204 584,0 3509,1418">
          <text:p/>
        </draw:polyline>
        <draw:polyline draw:style-name="gr18" draw:text-style-name="P13" draw:layer="layout" svg:width="3.014cm" svg:height="1.251cm" draw:transform="rotate (0.451342144565734) translate (14.8350361337928cm 3.06753524504412cm)" svg:viewBox="0 0 3015 1252" draw:points="0,892 432,0 3015,1252">
          <text:p/>
        </draw:polyline>
        <draw:frame draw:style-name="gr27" draw:text-style-name="P10" draw:layer="layout" svg:width="1.651cm" svg:height="0.351cm" svg:x="16.367cm" svg:y="2.524cm">
          <draw:text-box>
            <text:p text:style-name="P15"><text:span text:style-name="T7">siFmc_meta</text:span></text:p>
          </draw:text-box>
        </draw:frame>
        <draw:line draw:style-name="gr13" draw:text-style-name="P14" draw:layer="layout" svg:x1="15.528cm" svg:y1="5.089cm" svg:x2="19.465cm" svg:y2="5.089cm">
          <text:p/>
        </draw:line>
        <draw:line draw:style-name="gr12" draw:text-style-name="P14" draw:layer="layout" svg:x1="15.503cm" svg:y1="5.445cm" svg:x2="19.516cm" svg:y2="5.429cm">
          <text:p/>
        </draw:line>
        <draw:frame draw:style-name="gr29" draw:text-style-name="P10" draw:layer="layout" svg:width="2.468cm" svg:height="0.326cm" svg:x="15.884cm" svg:y="4.001cm">
          <draw:text-box>
            <text:p text:style-name="P15"><text:span text:style-name="T7">sGetSidFromTriple_Req</text:span></text:p>
          </draw:text-box>
        </draw:frame>
        <draw:frame draw:style-name="gr29" draw:text-style-name="P10" draw:layer="layout" svg:width="2.468cm" svg:height="0.326cm" svg:x="16.036cm" svg:y="4.378cm">
          <draw:text-box>
            <text:p text:style-name="P15"><text:span text:style-name="T7">sGetSidFromTriple_Rep</text:span></text:p>
          </draw:text-box>
        </draw:frame>
        <draw:line draw:style-name="gr18" draw:text-style-name="P13" draw:layer="layout" svg:x1="13.239cm" svg:y1="12.904cm" svg:x2="13.217cm" svg:y2="10.753cm">
          <text:p/>
        </draw:line>
        <draw:line draw:style-name="gr18" draw:text-style-name="P13" draw:layer="layout" svg:x1="14.643cm" svg:y1="12.912cm" svg:x2="14.625cm" svg:y2="10.745cm">
          <text:p/>
        </draw:line>
        <draw:frame draw:style-name="gr15" draw:text-style-name="P10" draw:layer="layout" svg:width="1.55cm" svg:height="0.356cm" draw:transform="rotate (1.5707963267949) translate (12.861cm 12.403cm)">
          <draw:text-box>
            <text:p><text:span text:style-name="T7">soTOE_SndReq</text:span></text:p>
          </draw:text-box>
        </draw:frame>
        <draw:frame draw:style-name="gr15" draw:text-style-name="P10" draw:layer="layout" svg:width="1.55cm" svg:height="0.356cm" draw:transform="rotate (1.5707963267949) translate (14.261cm 12.403cm)">
          <draw:text-box>
            <text:p><text:span text:style-name="T7">soTOE_Data</text:span></text:p>
          </draw:text-box>
        </draw:frame>
        <draw:line draw:style-name="gr20" draw:text-style-name="P13" draw:layer="layout" svg:x1="13.842cm" svg:y1="12.947cm" svg:x2="13.827cm" svg:y2="10.779cm">
          <text:p/>
        </draw:line>
        <draw:frame draw:style-name="gr15" draw:text-style-name="P10" draw:layer="layout" svg:width="1.55cm" svg:height="0.356cm" draw:transform="rotate (1.5707963267949) translate (13.496cm 12.735cm)">
          <draw:text-box>
            <text:p><text:span text:style-name="T7">siTOE_Snd</text:span><text:span text:style-name="T7">Rep</text:span></text:p>
          </draw:text-box>
        </draw:frame>
        <draw:g>
          <draw:rect draw:style-name="gr8" draw:text-style-name="P6" draw:layer="layout" svg:width="0.917cm" svg:height="0.669cm" svg:x="15.555cm" svg:y="8.545cm" draw:corner-radius="0.25cm">
            <text:p/>
          </draw:rect>
          <draw:rect draw:style-name="gr8" draw:text-style-name="P6" draw:layer="layout" svg:width="0.918cm" svg:height="0.669cm" svg:x="16.792cm" svg:y="8.545cm" draw:corner-radius="0.25cm">
            <text:p/>
          </draw:rect>
          <draw:rect draw:style-name="gr8" draw:text-style-name="P6" draw:layer="layout" svg:width="0.917cm" svg:height="0.669cm" svg:x="18.028cm" svg:y="8.545cm" draw:corner-radius="0.25cm">
            <text:p/>
          </draw:rect>
          <draw:rect draw:style-name="gr9" draw:text-style-name="P8" draw:layer="layout" svg:width="3.478cm" svg:height="1.373cm" svg:x="15.53cm" svg:y="8.542cm" draw:corner-radius="0.25cm">
            <text:p text:style-name="P7"><text:span text:style-name="T4">pTcpCOn</text:span></text:p>
            <text:p text:style-name="P7"><text:span text:style-name="T5"><text:s text:c="4"/></text:span><text:span text:style-name="T5">Open TCP </text:span><text:span text:style-name="T6">Connections</text:span></text:p>
          </draw:rect>
        </draw:g>
        <draw:line draw:style-name="gr13" draw:text-style-name="P13" draw:layer="layout" svg:x1="15.843cm" svg:y1="12.912cm" svg:x2="15.833cm" svg:y2="9.915cm">
          <text:p/>
        </draw:line>
        <draw:line draw:style-name="gr12" draw:text-style-name="P13" draw:layer="layout" svg:x1="16.494cm" svg:y1="12.912cm" svg:x2="16.494cm" svg:y2="9.915cm">
          <text:p/>
        </draw:line>
        <draw:frame draw:style-name="gr31" draw:text-style-name="P10" draw:layer="layout" svg:width="1.83cm" svg:height="0.601cm" draw:transform="rotate (1.5707963267949) translate (15.356cm 12.024cm)">
          <draw:text-box>
            <text:p><text:span text:style-name="T7">soTOE_OpnReq</text:span></text:p>
          </draw:text-box>
        </draw:frame>
        <draw:frame draw:style-name="gr31" draw:text-style-name="P10" draw:layer="layout" svg:width="1.83cm" svg:height="0.601cm" draw:transform="rotate (1.5707963267949) translate (15.957cm 12.024cm)">
          <draw:text-box>
            <text:p><text:span text:style-name="T7">soTOE_OpnRep</text:span></text:p>
          </draw:text-box>
        </draw:frame>
        <draw:polyline draw:style-name="gr12" draw:text-style-name="P14" draw:layer="layout" svg:width="2.486cm" svg:height="1.005cm" draw:transform="rotate (-0.472460628514865) translate (17.293214493913cm 9.89109993590353cm)" svg:viewBox="0 0 2487 1006" draw:points="0,27 501,1006 2487,0">
          <text:p/>
        </draw:polyline>
        <draw:frame draw:style-name="gr31" draw:text-style-name="P11" draw:layer="layout" svg:width="2.159cm" svg:height="0.601cm" draw:transform="rotate (1.5707963267949) translate (15.808cm 8.216cm)">
          <draw:text-box>
            <text:p><text:span text:style-name="T7">sNewTcpCon_Req</text:span></text:p>
          </draw:text-box>
        </draw:frame>
        <draw:frame draw:style-name="gr28" draw:text-style-name="P10" draw:layer="layout" svg:width="2.341cm" svg:height="0.432cm" svg:x="16.367cm" svg:y="5.089cm">
          <draw:text-box>
            <text:p text:style-name="P15"><text:span text:style-name="T7">sInternalEventFifo</text:span></text:p>
          </draw:text-box>
        </draw:frame>
        <draw:polyline draw:style-name="gr13" draw:text-style-name="P13" draw:layer="layout" svg:width="2.738cm" svg:height="0.777cm" draw:transform="rotate (1.86540790453154) translate (16.3234226932823cm 8.54833369280242cm)" svg:viewBox="0 0 2739 778" draw:points="0,18 2503,778 2739,0">
          <text:p/>
        </draw:polyline>
        <draw:polyline draw:style-name="gr26" draw:text-style-name="P13" draw:layer="layout" svg:width="3.097cm" svg:height="1.239cm" draw:transform="rotate (1.86540790453154) translate (16.4274977512343cm 8.66331542854375cm)" svg:viewBox="0 0 3098 1240" draw:points="0,414 2721,1240 3098,0">
          <text:p/>
        </draw:polyline>
        <draw:frame draw:style-name="gr31" draw:text-style-name="P11" draw:layer="layout" svg:width="2.159cm" svg:height="0.601cm" draw:transform="rotate (1.5707963267949) translate (16.309cm 8.017cm)">
          <draw:text-box>
            <text:p><text:span text:style-name="T7">sNewTcpCon_Re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ja" style:country-asian="JP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09-04-16T11:32:18.87</meta:creation-date>
    <meta:editing-duration>P8DT21H57M19S</meta:editing-duration>
    <meta:editing-cycles>223</meta:editing-cycles>
    <meta:generator>LibreOffice/6.3.6.2$Linux_X86_64 LibreOffice_project/30$Build-2</meta:generator>
    <dc:date>2021-02-01T16:55:21.775110806</dc:date>
    <dc:creator>Burkhard Ringlein</dc:creator>
    <meta:printed-by>Francois Abel</meta:printed-by>
    <meta:print-date>2018-01-29T17:34:31.89</meta:print-date>
    <meta:document-statistic meta:object-count="131"/>
  </office:meta>
</office:document-meta>
</file>